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Gothic" svg:font-family="IPAGothic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5" style:family="table-cell" style:parent-style-name="Default">
      <style:text-properties style:font-name="Liberation Mono"/>
    </style:style>
    <style:style style:name="ce6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7" table:number-columns-repeated="16376"/>
        </table:table-row>
        <table:table-row table:style-name="ro1">
          <table:table-cell office:value-type="string" calcext:value-type="string">
            <text:p>TA_OL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ISP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fc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OL_LIMI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limit_address</text:p>
          </table:table-cell>
          <table:table-cell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ISP_LIMI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limit_address</text:p>
          </table:table-cell>
          <table:table-cell/>
          <table:table-cell office:value-type="string" calcext:value-type="string">
            <text:p>0xfffffc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NEXT_OPB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address</text:p>
          </table:table-cell>
          <table:table-cell/>
          <table:table-cell table:style-name="ce6"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ITP_CURREN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addres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GLOB_TILE_CLIP</text:p>
          </table:table-cell>
          <table:table-cell/>
          <table:table-cell office:value-type="string" calcext:value-type="string">
            <text:p>19-16</text:p>
          </table:table-cell>
          <table:table-cell office:value-type="string" calcext:value-type="string">
            <text:p>tile_y_num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A_GLOB_TILE_CLIP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tile_x_num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pb_m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creasing_addresse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pb_m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creasing_addresse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_8x4by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_16x4by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_32x4by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_8x4by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_16x4by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_32x4by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_8x4by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_16x4by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_32x4by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_8x4by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_16x4by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_32x4by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no_lis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_8x4by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_16x4by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_32x4by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LIST_INI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ist_ini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YUV_TEX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f8</text:p>
          </table:table-cell>
          <table:table-cell office:value-type="string" calcext:value-type="string">
            <text:p>in 8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for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v420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for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v42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te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e_textur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te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ltiple_texture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/>
          <table:table-cell office:value-type="string" calcext:value-type="string">
            <text:p>13-8</text:p>
          </table:table-cell>
          <table:table-cell office:value-type="string" calcext:value-type="string">
            <text:p>yuv_v_size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A_YUV_TEX_CTRL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yuv_u_size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YUV_TEX_CNT</text:p>
          </table:table-cell>
          <table:table-cell/>
          <table:table-cell office:value-type="string" calcext:value-type="string">
            <text:p>12-0</text:p>
          </table:table-cell>
          <table:table-cell office:value-type="string" calcext:value-type="string">
            <text:p>yuv_num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LIST_CON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ist_co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NEXT_OPB_INI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ntr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pri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riang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28-25</text:p>
          </table:table-cell>
          <table:table-cell office:value-type="string" calcext:value-type="string">
            <text:p>number_of_triangles_quad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hado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23-2</text:p>
          </table:table-cell>
          <table:table-cell office:value-type="string" calcext:value-type="string">
            <text:p>pointer_addre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skip</text:p>
          </table:table-cell>
          <table:table-cell table:number-columns-repeated="16380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Gothic" svg:font-family="IPAGothic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8:28:21.469622212</meta:creation-date>
    <meta:generator>LibreOffice/7.5.3.2$Linux_X86_64 LibreOffice_project/50$Build-2</meta:generator>
    <dc:date>2023-12-02T19:50:13.313331154</dc:date>
    <meta:editing-duration>P1DT1H21M52S</meta:editing-duration>
    <meta:editing-cycles>2</meta:editing-cycles>
    <meta:document-statistic meta:table-count="1" meta:cell-count="223" meta:object-count="0"/>
  </office:meta>
</office:document-meta>
</file>